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paragraph-properties fo:margin-left="0cm" fo:margin-right="0cm" fo:text-indent="0cm" style:auto-text-indent="false"/>
      <style:text-properties fo:language="en" fo:country="US"/>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Footnote">
      <style:text-properties fo:font-style="normal" style:font-style-asian="normal" style:font-style-complex="normal"/>
    </style:style>
    <style:style style:name="P145" style:family="paragraph" style:parent-style-name="Text_20_body">
      <style:paragraph-properties loext:contextual-spacing="false" fo:margin-top="0cm" fo:margin-bottom="0.212cm" fo:text-align="justify" style:justify-single-word="false"/>
      <style:text-properties fo:language="en" fo:country="US"/>
    </style:style>
    <style:style style:name="P14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7" style:family="paragraph" style:parent-style-name="Standard">
      <style:text-properties fo:font-style="italic" style:font-style-asian="italic" style:font-style-complex="italic"/>
    </style:style>
    <style:style style:name="P148"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2" style:family="paragraph" style:parent-style-name="Text_20_body">
      <style:paragraph-properties fo:margin-left="0cm" fo:margin-right="0cm" fo:text-align="justify" style:justify-single-word="false" fo:text-indent="0.499cm" style:auto-text-indent="false"/>
    </style:style>
    <style:style style:name="P15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54"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55" style:family="paragraph" style:parent-style-name="Heading_20_3">
      <style:text-properties fo:language="ru" fo:country="RU"/>
    </style:style>
    <style:style style:name="P156" style:family="paragraph" style:parent-style-name="Heading_20_2">
      <style:text-properties fo:language="en" fo:country="US"/>
    </style:style>
    <style:style style:name="P157" style:family="paragraph" style:parent-style-name="Heading_20_2">
      <style:paragraph-properties fo:text-align="justify" style:justify-single-word="false"/>
    </style:style>
    <style:style style:name="P158" style:family="paragraph" style:parent-style-name="Heading_20_1">
      <style:paragraph-properties fo:margin-left="0cm" fo:margin-right="0cm" fo:text-align="center" style:justify-single-word="false" fo:text-indent="0.499cm"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loext:char-shading-value="0"/>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style:use-window-font-color="true" fo:language="ru" fo:country="RU" fo:font-style="normal" fo:background-color="transparent" style:font-style-asian="normal" style:font-style-complex="normal" loext:char-shading-value="0"/>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style:font-style-asian="normal" style:font-weight-asian="normal" style:font-style-complex="normal" style:font-weight-complex="normal" loext:char-shading-value="0"/>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style:font-weight-asian="normal" style:font-weight-complex="normal" loext:char-shading-value="0"/>
    </style:style>
    <style:style style:name="T56" style:family="text">
      <style:text-properties style:text-line-through-style="solid"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Последний фанфик</text:h>
      <text:p text:style-name="P52"/>
      <text:h text:style-name="P156"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41">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1">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1">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4">Дайсон.</text:span></text:p>
      <text:p text:style-name="P76"><text:span text:style-name="T8">– </text:span><text:span text:style-name="T54">Сколько тебе лет?</text:span></text:p>
      <text:p text:style-name="P76"><text:span text:style-name="T8">– </text:span><text:span text:style-name="T54">Два года с начала запуска кластера.</text:span></text:p>
      <text:p text:style-name="P76"><text:span text:style-name="T8">– </text:span><text:span text:style-name="T54">Какой сейчас год?</text:span></text:p>
      <text:p text:style-name="P76"><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3">incompatible interface Analytics v.0.93 beta</text:span>”</text:p>
      <text:p text:style-name="P31">Ага, уже теплее.</text:p>
      <text:p text:style-name="P31"/>
      <text:p text:style-name="P76"><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text:span text:style-name="T47">–</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1">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56"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1"><text:span text:style-name="T47"/></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text:s/>Да и не должно быть —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text:span text:style-name="T1"/></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text:span text:style-name="T1"/></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text:span text:style-name="T11">Короче, тот ещё бомжатник.</text:span></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15"><text:span text:style-name="T1"/></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oft-page-break/><text:span text:style-name="T1"/></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text:soft-page-break/>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6"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3714546373702527858"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0"><text:s/>Сколько страниц сегодня нахреначили?</text:p><text:p text:style-name="P141">– <text:span text:style-name="T1">Восемь, учитель!</text:span></text:p><text:p text:style-name="P141">–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7"><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 </text:span><text:s/>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text:soft-page-break/>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text:soft-page-break/>–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
      <text:p text:style-name="P35">ШЛОП!</text:p>
      <text:p text:style-name="P35"/>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text:soft-page-break/></text:p>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text:soft-page-break/>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text:soft-page-break/>Моей?!! Э-э-э, позвольте…</text:p>
      <text:p text:style-name="P47"/>
      <text:p text:style-name="P47">…</text:p>
      <text:p text:style-name="P47"/>
      <text:p text:style-name="P58">Я открываю глаза.</text:p>
      <text:p text:style-name="P5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text:soft-page-break/>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text:soft-page-break/>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6"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text:soft-page-break/></text:p>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text:soft-page-break/>–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text:soft-page-break/>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7">любви</text:span> начинаешь понимать только тогда, когда <text:span text:style-name="T57">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text:soft-page-break/>–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text:soft-page-break/>–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text:soft-page-break/>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6"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text:soft-page-break/>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text:soft-page-break/>–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text:soft-page-break/>–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text:soft-page-break/>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text:soft-page-break/>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3">Мне печалиться не стоит</text:p><text:p text:style-name="P143">Жизнь прекрасна и полн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 —</text:p><text:p text:style-name="P143">Но друзья остались в прошлом,</text:p><text:p text:style-name="P143">Пустота пришла в мой 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text:soft-page-break/>–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text:soft-page-break/>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oft-page-break/><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text:soft-page-break/>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7">«</text:span>сказочной обезьяне из Вечнодикого леса<text:span text:style-name="T27">»</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oft-page-break/><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oft-page-break/><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text:soft-page-break/>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text:soft-page-break/>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text:soft-page-break/>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2">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text:soft-page-break/>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text:soft-page-break/>–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text:soft-page-break/>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text:soft-page-break/>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text:soft-page-break/>–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text:span><text:soft-page-break/><text:span text:style-name="T36">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text:soft-page-break/>–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text:soft-page-break/>–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1">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3">ведь </text:span><text:span text:style-name="T39">я </text:span><text:span text:style-name="T39">—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soft-page-break/>~~~</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text:soft-page-break/>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text:soft-page-break/>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text:soft-page-break/>–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text:soft-page-break/>–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text:soft-page-break/>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text:soft-page-break/>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text:soft-page-break/>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text:soft-page-break/>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text:soft-page-break/>–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text:soft-page-break/>–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text:soft-page-break/>–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oft-page-break/><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text:soft-page-break/>Единорожка покраснела и пробормотала нечто вроде: <text:span text:style-name="T27">«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text:soft-page-break/></text:p>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oft-page-break/><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мордочкой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text:soft-page-break/>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text:soft-page-break/>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oft-page-break/><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text:soft-page-break/>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soft-page-break/>***</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4">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text:soft-page-break/>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3">Исчезновение дневной главы диархии: Эквестрия в панике!</text:span>» (статья двухдневной давности).</text:p>
      <text:p text:style-name="P50"><text:soft-page-break/>«<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text:soft-page-break/>–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text:soft-page-break/>–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P147"/>
      <text:p text:style-name="Standard"><text:span text:style-name="T19">P.S. Мне тебя не хватает. Сильно.</text:span><text:span text:style-name="T50">»</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text:soft-page-break/>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text:soft-page-break/>–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text:soft-page-break/>–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text:soft-page-break/>–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6">37 пни</text:span></text:p>
      <text:p text:style-name="P69">24пн</text:p>
      <text:p text:style-name="P69">15</text:p>
      <text:p text:style-name="P50"><text:span text:style-name="T23">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с аттестатами по ускоренному курсу</text:span>». «<text:span text:style-name="T23">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text:soft-page-break/>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text:soft-page-break/>–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text:soft-page-break/></text:p>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text:soft-page-break/></text:p>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но <text:span text:style-name="T57">любили друг </text:span><text:soft-page-break/><text:span text:style-name="T57">друга! И у них </text:span>был<text:span text:style-name="T57"> </text:span>офигенный <text:span text:style-name="T57">секс! </text:span>И это было офигенн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29">«</text:span>обстоятельство непреодолимой силы<text:span text:style-name="T29">»</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text:soft-page-break/>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text:soft-page-break/>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oft-page-break/><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text:soft-page-break/>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2">Когорта <text:span text:style-name="T47">–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oft-page-break/><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oft-page-break/><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oft-page-break/><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oft-page-break/><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2">Тороид <text:span text:style-name="T47">–</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oft-page-break/><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text:soft-page-break/>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text:soft-page-break/>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oft-page-break/><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oft-page-break/><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oft-page-break/><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oft-page-break/><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7"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oft-page-break/><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2">Митарианец <text:span text:style-name="T47">–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text:soft-page-break/>–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text:soft-page-break/>–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text:soft-page-break/>–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text:soft-page-break/>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text:soft-page-break/>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text:soft-page-break/>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text:soft-page-break/>–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text:soft-page-break/>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text:soft-page-break/>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text:soft-page-break/>–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text:soft-page-break/>–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text:soft-page-break/>–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text:soft-page-break/>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text:soft-page-break/>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text:soft-page-break/>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text:soft-page-break/>–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2">Центурия <text:span text:style-name="T47">–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text:soft-page-break/>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отремонтировать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text:soft-page-break/>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text:soft-page-break/></text:p>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text:soft-page-break/>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2">Манипула <text:span text:style-name="T47">–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text:soft-page-break/>– <text:span text:style-name="T57">А ч</text:span>то случилось с кракеном?</text:p>
      <text:p text:style-name="P52">– Он провалился в <text:span text:style-name="T57">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text:soft-page-break/>–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5"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text:soft-page-break/>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text:soft-page-break/>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soft-page-break/>…</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text:soft-page-break/>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text:soft-page-break/>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 Наконец-то! – проскрипело в наушниках.</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text:soft-page-break/></text:p>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25">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text:soft-page-break/>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6"/>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text:soft-page-break/>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text:soft-page-break/>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5">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oft-page-break/><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56"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text:soft-page-break/>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5">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oft-page-break/><text:span text:style-name="T11">– </text:span>А кто тогда насы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верёвки, пытаясь освободиться.</text:span></text:p>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5">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text:soft-page-break/></text:p>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ХА-ХА-ХА!</text:p>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oft-page-break/><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oft-page-break/><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земное альтерэго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text:soft-page-break/>Анакорн развёл копытами и отпил из стакана.</text:p>
      <text:p text:style-name="P100"><text:span text:style-name="T41">– </text:span><text:span text:style-name="T2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text:soft-page-break/>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5">.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1"><text:note text:id="ftn20" text:note-class="footnote"><text:note-citation>20</text:note-citation><text:note-body><text:p text:style-name="P14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4">– Сам ты раздолбай! – произнёс, наконец, Свирл.</text:p></text:note-body></text:note></text:span><text:span text:style-name="T41">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oft-page-break/><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text:soft-page-break/></text:p>
      <text:p text:style-name="P105">Анакорн аж подпрыгнул на месте от восторга и стал мне аплодировать.</text:p>
      <text:p text:style-name="P106"/>
      <text:p text:style-name="P105"><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6"/>
      <text:p text:style-name="P106">Я подозрительно посмотрел на Анакорна.</text:p>
      <text:p text:style-name="P106"/>
      <text:p text:style-name="P105"><text:span text:style-name="T17">– </text:span><text:span text:style-name="T47">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47">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1">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text:soft-page-break/></text:p>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text:soft-page-break/></text:p>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Каково это <text:span text:style-name="T23">— </text:span><text:span text:style-name="T54">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text:soft-page-break/></text:p>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text:soft-page-break/>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29">–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text:soft-page-break/>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text:soft-page-break/>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9-10T17:35:36.77</dc:date>
    <meta:editing-duration>P146DT13H25M31S</meta:editing-duration>
    <meta:editing-cycles>9296</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33" meta:paragraph-count="4736" meta:word-count="105278" meta:character-count="669387"/>
  </office:meta>
</office:document-meta>
</file>